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oward a Lower Human Metabolic Baseline</text:h>
      <text:p text:style-name="Text_20_body"><text:span text:style-name="Strong_20_Emphasis">Abstract</text:span><text:line-break/>Modern humans often ventilate and cognitively operate above a true physiological minimum, maintaining a subtle but persistent “regulatory overhead” expressed as elevated breathing, autonomic noise, and reduced recovery efficiency. This paper proposes that a lower, coherent baseline state is accessible and trainable: a stable operating regime characterized by markedly reduced ventilation (“micro-ventilation”), diaphragm-led mechanical control, and autonomic quieting while maintaining normal oxygenation and CO₂ balance. Drawing from sustained first-principles observation and iterative practice, the work frames baseline down-regulation as a two-timescale process: (1) rapid breathing-pattern retraining as a learnable motor/attention skill, and (2) slower system-wide consolidation in which metabolic demand and autonomic setpoints recalibrate over weeks. The paper outlines testable predictions and a measurement-first validation pathway, emphasizing instrumentable signatures (respiration rate/variability, end-tidal CO₂ via capnography, SpO₂ guardrails, HR/HRV, and recovery curves following standardized perturbations). The goal is not to make medical claims, but to translate a repeatable regulation phenomenon into modern scientific language: operational definitions, falsifiable hypotheses, safety constraints, and a practical roadmap for collaborative study in human performance and physiolog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21:15:13.205577000</meta:creation-date>
    <dc:date>2026-01-06T21:16:25.075580000</dc:date>
    <meta:editing-duration>PT1M12S</meta:editing-duration>
    <meta:editing-cycles>1</meta:editing-cycles>
    <meta:document-statistic meta:table-count="0" meta:image-count="0" meta:object-count="0" meta:page-count="1" meta:paragraph-count="2" meta:word-count="181" meta:character-count="1455" meta:non-whitespace-character-count="1279"/>
    <meta:generator>LibreOffice/25.8.2.2$MacOSX_AARCH64 LibreOffice_project/d401f2107ccab8f924a8e2df40f573aab7605b6f</meta:generator>
  </office:meta>
</office:document-meta>
</file>